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2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ACCLAMATION (21:1-11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ACCLAMATION (21:1-11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preparation (21:1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preparation (21:1-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mountain (21: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mission (21:2-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ACCLAMATION (21:1-11):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preparation (21:1-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prophecy (21:4-5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parade (21:6-1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arade (21:6-11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y prepare his path (21:6-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y proclaim his praises (21:9-1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ACCLAMATION (21:1-11):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reparation (21:1-3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ophecy (21:4-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arade (21:6-11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2-tx-Title-and-Text" presentation:presentation-page-layout-name="Master1-PPL12" draw:id="Slide-262">
        <draw:frame draw:id="id102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MATTHEW 21</text:span><text:span text:style-name="a570" text:class-names=""/></text:p>
          </draw:text-box>
          <svg:title/>
          <svg:desc/>
        </draw:frame>
        <draw:frame draw:id="id103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THE ACCLAMATION (21:1-11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PURIFICATION (21:12-13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8" draw:style-name="a583" draw:master-page-name="Master1-Layout12-tx-Title-and-Text" presentation:presentation-page-layout-name="Master1-PPL12" draw:id="Slide-263">
        <draw:frame draw:id="id104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PURIFICATION (21:12-13)<text:s text:c="1"/></text:span><text:span text:style-name="a585" text:class-names=""/></text:p>
          </draw:text-box>
          <svg:title/>
          <svg:desc/>
        </draw:frame>
        <draw:frame draw:id="id105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Jesus removes the money tables from the Temple (21:1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Jesus rebukes the money changers in the Temple (21: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9" draw:style-name="a598" draw:master-page-name="Master1-Layout12-tx-Title-and-Text" presentation:presentation-page-layout-name="Master1-PPL12" draw:id="Slide-264">
        <draw:frame draw:id="id106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MATTHEW 21</text:span><text:span text:style-name="a600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ACCLAMATION (21:1-11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PURIFICATION (21:12-13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RESTORATION (21:1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ROTESTATION (21:15-1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2-tx-Title-and-Text" presentation:presentation-page-layout-name="Master1-PPL12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PROTESTATION (21:15-17)<text:s text:c="1"/></text:span><text:span text:style-name="a621" text:class-names=""/></text:p>
          </draw:text-box>
          <svg:title/>
          <svg:desc/>
        </draw:frame>
        <draw:frame draw:id="id109" presentation:style-name="a636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praise (21:15a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protest (21:15b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prophecy (21:16-1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1" draw:style-name="a637" draw:master-page-name="Master1-Layout12-tx-Title-and-Text" presentation:presentation-page-layout-name="Master1-PPL12" draw:id="Slide-266">
        <draw:frame draw:id="id110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MATTHEW 21</text:span><text:span text:style-name="a639" text:class-names=""/></text:p>
          </draw:text-box>
          <svg:title/>
          <svg:desc/>
        </draw:frame>
        <draw:frame draw:id="id111" presentation:style-name="a660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ACCLAMATION (21:1-1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PURIFICATION (21:12-13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RESTORATION (21:14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PROTESTATION (21:15-17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DETERIORATION (21:18-22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2" draw:style-name="a661" draw:master-page-name="Master1-Layout12-tx-Title-and-Text" presentation:presentation-page-layout-name="Master1-PPL12" draw:id="Slide-267">
        <draw:frame draw:id="id112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THE DETERIORATION (21:18-22)<text:s text:c="1"/></text:span><text:span text:style-name="a663" text:class-names=""/></text:p>
          </draw:text-box>
          <svg:title/>
          <svg:desc/>
        </draw:frame>
        <draw:frame draw:id="id113" presentation:style-name="a678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authority (21:18-19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amazement (21:20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application (21:21-22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3" draw:style-name="a679" draw:master-page-name="Master1-Layout12-tx-Title-and-Text" presentation:presentation-page-layout-name="Master1-PPL12" draw:id="Slide-268">
        <draw:frame draw:id="id114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<text:s text:c="1"/>The application (21:21-22):<text:s text:c="1"/></text:span><text:span text:style-name="a681" text:class-names=""/></text:p>
          </draw:text-box>
          <svg:title/>
          <svg:desc/>
        </draw:frame>
        <draw:frame draw:id="id115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Do what he just did (21:21a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Cast the Mount of Olives into the ocean (21:21b-22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4" draw:style-name="a694" draw:master-page-name="Master1-Layout12-tx-Title-and-Text" presentation:presentation-page-layout-name="Master1-PPL12" draw:id="Slide-269">
        <draw:frame draw:id="id116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THE DETERIORATION (21:18-22)<text:s text:c="1"/></text:span><text:span text:style-name="a696" text:class-names=""/></text:p>
          </draw:text-box>
          <svg:title/>
          <svg:desc/>
        </draw:frame>
        <draw:frame draw:id="id117" presentation:style-name="a711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authority (21:18-19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amazement (21:20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application (21:21-22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5" draw:style-name="a712" draw:master-page-name="Master1-Layout12-tx-Title-and-Text" presentation:presentation-page-layout-name="Master1-PPL12" draw:id="Slide-270">
        <draw:frame draw:id="id118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MATTHEW 21</text:span><text:span text:style-name="a714" text:class-names=""/></text:p>
          </draw:text-box>
          <svg:title/>
          <svg:desc/>
        </draw:frame>
        <draw:frame draw:id="id119" presentation:style-name="a738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THE ACCLAMATION (21:1-11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PURIFICATION (21:12-13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THE RESTORATION (21:14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THE PROTESTATION (21:15-17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THE DETERIORATION (21:18-22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THE CONFRONTATION (21:23-27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16" draw:style-name="a739" draw:master-page-name="Master1-Layout12-tx-Title-and-Text" presentation:presentation-page-layout-name="Master1-PPL12" draw:id="Slide-271">
        <draw:frame draw:id="id120" presentation:style-name="a743" draw:name="Title 1" svg:x="1.38in" svg:y="0.4in" svg:width="10.6in" svg:height="1.44965in" presentation:class="title" presentation:placeholder="false">
          <draw:text-box>
            <text:p text:style-name="a742" text:class-names="" text:cond-style-name=""><text:span text:style-name="a740" text:class-names="">THE CONFRONTATION (21:23-27)<text:s text:c="1"/></text:span><text:span text:style-name="a741" text:class-names=""/></text:p>
          </draw:text-box>
          <svg:title/>
          <svg:desc/>
        </draw:frame>
        <draw:frame draw:id="id121" presentation:style-name="a756" draw:name="Text Placeholder 2" svg:x="1.38in" svg:y="2in" svg:width="9.4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<text:s text:c="1"/>The demand by the Pharisees (21:2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dilemma of the Pharisees (21:24-26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defeat of the Pharisees (21:27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7" draw:style-name="a757" draw:master-page-name="Master1-Layout13-twoColTx-Title-and-2-Column-Text" presentation:presentation-page-layout-name="Master1-PPL13" draw:id="Slide-272">
        <draw:frame draw:id="id122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MATTHEW 21</text:span><text:span text:style-name="a759" text:class-names=""/></text:p>
          </draw:text-box>
          <svg:title/>
          <svg:desc/>
        </draw:frame>
        <draw:frame draw:id="id123" presentation:style-name="a774" draw:name="Text Placeholder 2" svg:x="1.38021in" svg:y="2in" svg:width="4.61632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THE ACCLAMATION (21:1-11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THE PURIFICATION (21:12-13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THE RESTORATION (21:14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  <draw:frame draw:id="id124" presentation:style-name="a790" draw:name="Text Placeholder 3" svg:x="6.16319in" svg:y="2in" svg:width="4.61632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THE PROTESTATION (21:15-17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THE DETERIORATION (21:18-22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THE CONFRONTATION (21:23-27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THE ILLUSTRATIONS (21:28-46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18" draw:style-name="a791" draw:master-page-name="Master1-Layout1-title-Title-Slide" presentation:presentation-page-layout-name="Master1-PPL1" draw:id="Slide-273">
        <draw:frame draw:id="id125" presentation:style-name="a795" draw:name="Title 1" svg:x="1.38in" svg:y="0.83in" svg:width="10.3in" svg:height="4.42in" presentation:class="title" presentation:placeholder="false">
          <draw:text-box>
            <text:p text:style-name="a794" text:class-names="" text:cond-style-name=""><text:span text:style-name="a792" text:class-names="">THE ILLUSTRATIONS (21:28-46):<text:s text:c="1"/></text:span><text:span text:style-name="a793" text:class-names=""/></text:p>
          </draw:text-box>
          <svg:title/>
          <svg:desc/>
        </draw:frame>
        <draw:frame draw:id="id126" presentation:style-name="a800" draw:name="Subtitle 2" svg:x="1.38in" svg:y="5.25in" svg:width="10.3in" svg:height="1.85in" presentation:class="subtitle" presentation:placeholder="false">
          <draw:text-box>
            <text:p text:style-name="a797" text:class-names="" text:cond-style-name=""><text:span text:style-name="a796" text:class-names=""><text:s text:c="1"/>The parable of the two sons (21:28-32)<text:s text:c="1"/></text:span></text:p>
            <text:p text:style-name="a799" text:class-names="" text:cond-style-name=""><text:span text:style-name="a798" text:class-names=""/></text:p>
          </draw:text-box>
          <svg:title/>
          <svg:desc/>
        </draw:frame>
      </draw:page>
      <draw:page draw:name="Slide19" draw:style-name="a801" draw:master-page-name="Master1-Layout1-title-Title-Slide" presentation:presentation-page-layout-name="Master1-PPL1" draw:id="Slide-274">
        <draw:frame draw:id="id127" presentation:style-name="a805" draw:name="Title 1" svg:x="1.38in" svg:y="0.83in" svg:width="10.3in" svg:height="4.42in" presentation:class="title" presentation:placeholder="false">
          <draw:text-box>
            <text:p text:style-name="a804" text:class-names="" text:cond-style-name=""><text:span text:style-name="a802" text:class-names=""><text:s text:c="1"/>The parable of the two sons (21:28-32)<text:s text:c="1"/></text:span><text:span text:style-name="a803" text:class-names=""/></text:p>
          </draw:text-box>
          <svg:title/>
          <svg:desc/>
        </draw:frame>
        <draw:frame draw:id="id128" presentation:style-name="a810" draw:name="Subtitle 2" svg:x="1.38in" svg:y="5.25in" svg:width="10.3in" svg:height="1.85in" presentation:class="subtitle" presentation:placeholder="false">
          <draw:text-box>
            <text:p text:style-name="a807" text:class-names="" text:cond-style-name=""><text:span text:style-name="a806" text:class-names=""><text:s text:c="1"/>The contents (21:28-30):<text:s text:c="1"/></text:span></text:p>
            <text:p text:style-name="a809" text:class-names="" text:cond-style-name=""><text:span text:style-name="a808" text:class-names=""/></text:p>
          </draw:text-box>
          <svg:title/>
          <svg:desc/>
        </draw:frame>
      </draw:page>
      <draw:page draw:name="Slide20" draw:style-name="a811" draw:master-page-name="Master1-Layout12-tx-Title-and-Text" presentation:presentation-page-layout-name="Master1-PPL12" draw:id="Slide-275">
        <draw:frame draw:id="id129" presentation:style-name="a815" draw:name="Title 1" svg:x="1.38in" svg:y="0.4in" svg:width="10.6in" svg:height="1.44965in" presentation:class="title" presentation:placeholder="false">
          <draw:text-box>
            <text:p text:style-name="a814" text:class-names="" text:cond-style-name=""><text:span text:style-name="a812" text:class-names=""><text:s text:c="1"/>The contents (21:28-30):<text:s text:c="1"/></text:span><text:span text:style-name="a813" text:class-names=""/></text:p>
          </draw:text-box>
          <svg:title/>
          <svg:desc/>
        </draw:frame>
        <draw:frame draw:id="id130" presentation:style-name="a825" draw:name="Text Placeholder 2" svg:x="1.38in" svg:y="2in" svg:width="9.4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<text:s text:c="1"/>One son says he won't but later does (21:28-29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other son says he will but later doesn't (21:30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1" draw:style-name="a826" draw:master-page-name="Master1-Layout12-tx-Title-and-Text" presentation:presentation-page-layout-name="Master1-PPL12" draw:id="Slide-276">
        <draw:frame draw:id="id131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<text:s text:c="1"/>The parable of the two sons (21:28-32)<text:s text:c="1"/></text:span><text:span text:style-name="a828" text:class-names=""/></text:p>
          </draw:text-box>
          <svg:title/>
          <svg:desc/>
        </draw:frame>
        <draw:frame draw:id="id132" presentation:style-name="a840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The contents (21:28-30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conclusion (21:31-32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2" draw:style-name="a841" draw:master-page-name="Master1-Layout12-tx-Title-and-Text" presentation:presentation-page-layout-name="Master1-PPL12" draw:id="Slide-277">
        <draw:frame draw:id="id133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The conclusion (21:31-32)<text:s text:c="1"/></text:span><text:span text:style-name="a843" text:class-names=""/></text:p>
          </draw:text-box>
          <svg:title/>
          <svg:desc/>
        </draw:frame>
        <draw:frame draw:id="id134" presentation:style-name="a855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Corrupt tax collectors and prostitutes can be compared to the first son (21:31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scribes and Pharisees can be compared to the second son (21:32).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3" draw:style-name="a856" draw:master-page-name="Master1-Layout12-tx-Title-and-Text" presentation:presentation-page-layout-name="Master1-PPL12" draw:id="Slide-278">
        <draw:frame draw:id="id135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<text:s text:c="1"/>The parable of the two sons (21:28-32)<text:s text:c="1"/></text:span><text:span text:style-name="a858" text:class-names=""/></text:p>
          </draw:text-box>
          <svg:title/>
          <svg:desc/>
        </draw:frame>
        <draw:frame draw:id="id136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The contents (21:28-30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he conclusion (21:31-32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2-tx-Title-and-Text" presentation:presentation-page-layout-name="Master1-PPL12" draw:id="Slide-279">
        <draw:frame draw:id="id137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THE ILLUSTRATIONS (21:28-46):<text:s text:c="1"/></text:span><text:span text:style-name="a873" text:class-names=""/></text:p>
          </draw:text-box>
          <svg:title/>
          <svg:desc/>
        </draw:frame>
        <draw:frame draw:id="id138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<text:s text:c="1"/>The parable of the two sons (21:28-3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The parable of the evil farmers (21:33-46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5" draw:style-name="a886" draw:master-page-name="Master1-Layout12-tx-Title-and-Text" presentation:presentation-page-layout-name="Master1-PPL12" draw:id="Slide-280">
        <draw:frame draw:id="id139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<text:s text:c="1"/>The parable of the evil farmers (21:33-46)<text:s text:c="1"/></text:span><text:span text:style-name="a888" text:class-names=""/></text:p>
          </draw:text-box>
          <svg:title/>
          <svg:desc/>
        </draw:frame>
        <draw:frame draw:id="id140" presentation:style-name="a900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The work (21:33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The wickedness (21:34-39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6" draw:style-name="a901" draw:master-page-name="Master1-Layout12-tx-Title-and-Text" presentation:presentation-page-layout-name="Master1-PPL12" draw:id="Slide-281">
        <draw:frame draw:id="id141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<text:s text:c="1"/>The wickedness (21:34-39)<text:s text:c="1"/></text:span><text:span text:style-name="a903" text:class-names=""/></text:p>
          </draw:text-box>
          <svg:title/>
          <svg:desc/>
        </draw:frame>
        <draw:frame draw:id="id142" presentation:style-name="a915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<text:s text:c="1"/>The mission of his servants and son (21:34, 36a, 37-38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mistreatment of his servants and son (21:35, 36b, 39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27" draw:style-name="a916" draw:master-page-name="Master1-Layout12-tx-Title-and-Text" presentation:presentation-page-layout-name="Master1-PPL12" draw:id="Slide-282">
        <draw:frame draw:id="id143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<text:s text:c="1"/>The parable of the evil farmers (21:33-46)<text:s text:c="1"/></text:span><text:span text:style-name="a918" text:class-names=""/></text:p>
          </draw:text-box>
          <svg:title/>
          <svg:desc/>
        </draw:frame>
        <draw:frame draw:id="id144" presentation:style-name="a939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<text:s text:c="1"/>The work (21:33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The wickedness (21:34-39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wrath (21:40-41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witness (21:42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withdrawal (21:43-46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8" draw:style-name="a940" draw:master-page-name="Master1-Layout12-tx-Title-and-Text" presentation:presentation-page-layout-name="Master1-PPL12" draw:id="Slide-283">
        <draw:frame draw:id="id145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THE ILLUSTRATIONS (21:28-46):<text:s text:c="1"/></text:span><text:span text:style-name="a942" text:class-names=""/></text:p>
          </draw:text-box>
          <svg:title/>
          <svg:desc/>
        </draw:frame>
        <draw:frame draw:id="id146" presentation:style-name="a954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parable of the two sons (21:28-32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parable of the evil farmers (21:33-46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29" draw:style-name="a955" draw:master-page-name="Master1-Layout13-twoColTx-Title-and-2-Column-Text" presentation:presentation-page-layout-name="Master1-PPL13" draw:id="Slide-284">
        <draw:frame draw:id="id147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MATTHEW 21</text:span><text:span text:style-name="a957" text:class-names=""/></text:p>
          </draw:text-box>
          <svg:title/>
          <svg:desc/>
        </draw:frame>
        <draw:frame draw:id="id148" presentation:style-name="a972" draw:name="Text Placeholder 2" svg:x="1.38021in" svg:y="2in" svg:width="4.61632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THE ACCLAMATION (21:1-11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THE PURIFICATION (21:12-13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THE RESTORATION (21: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  <draw:frame draw:id="id149" presentation:style-name="a988" draw:name="Text Placeholder 3" svg:x="6.16319in" svg:y="2in" svg:width="4.61632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THE PROTESTATION (21:15-17)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THE DETERIORATION (21:18-22)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THE CONFRONTATION (21:23-27)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THE ILLUSTRATIONS (21:28-46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1</dc:title>
    <meta:initial-creator>David STRICKLAND</meta:initial-creator>
    <dc:creator>David STRICKLAND</dc:creator>
    <meta:creation-date>2020-02-22T17:36:10Z</meta:creation-date>
    <dc:date>2020-02-22T17:36:10Z</dc:date>
    <meta:template xlink:href="BibleStudy" xlink:type="simple"/>
    <meta:editing-cycles>1</meta:editing-cycles>
    <meta:editing-duration>PT0S</meta:editing-duration>
    <meta:document-statistic meta:paragraph-count="111" meta:word-count="719"/>
  </office:meta>
</office:document-meta>
</file>